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3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5.3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1.42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2.825cm"/>
    </style:style>
    <style:style style:name="gr5" style:family="graphic" style:parent-style-name="standard">
      <style:graphic-properties draw:textarea-horizontal-align="justify" draw:textarea-vertical-align="middle" draw:auto-grow-height="false" fo:min-height="0.261cm" fo:min-width="4.401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3.216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7.8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cm" svg:height="4.6cm" svg:x="1.2cm" svg:y="1cm">
          <text:p text:style-name="P1">main.p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cm" svg:height="3.2cm" svg:x="11.4cm" svg:y="1.5cm">
          <text:p text:style-name="P1">convertToTxt.p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3.2cm" svg:x="11.4cm" svg:y="8.2cm">
          <text:p text:style-name="P1">checker.p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3.2cm" svg:x="11.4cm" svg:y="13.8cm">
          <text:p text:style-name="P1">seperator.p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cm" svg:height="1cm" svg:x="9.2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8cm" svg:height="1cm" svg:x="17.2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5.8cm" svg:height="3.2cm" svg:x="21cm" svg:y="1.5cm">
          <text:p text:style-name="P1">x_converted.tx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6cm" svg:height="1.021cm" draw:transform="rotate (0.723788040802048) translate (16.826cm 7.802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8cm" svg:height="1cm" svg:x="17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5.8cm" svg:height="3.2cm" svg:x="21cm" svg:y="7.8cm">
          <text:p text:style-name="P1">x_removed_lines.tx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46cm" svg:height="1cm" draw:transform="rotate (-0.847008285992848) translate (8.949cm 4.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9.497cm" svg:height="1cm" draw:transform="rotate (-1.18891828645854) translate (8.528cm 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6cm" svg:height="1.021cm" draw:transform="rotate (0.668635636439028) translate (16.8cm 13.599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5.8cm" svg:height="3.2cm" svg:x="21cm" svg:y="13.8cm">
          <text:p text:style-name="P1">x_final.tx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cm" svg:x="17.2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0392b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0:48:16.615248892</meta:creation-date>
    <dc:date>2017-02-17T11:01:50.019861321</dc:date>
    <meta:editing-duration>PT3M3S</meta:editing-duration>
    <meta:editing-cycles>1</meta:editing-cycles>
    <meta:document-statistic meta:object-count="38"/>
    <meta:generator>LibreOffice/5.3.0.3$Linux_X86_64 LibreOffice_project/30m0$Build-3</meta:generator>
  </office:meta>
</office:document-meta>
</file>